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MGVHQ+SimSun-Identity-H" svg:font-family="MMGVHQ+SimSun-Identity-H"/>
    <style:font-face style:name="DejaVu Sans Condensed1" svg:font-family="'DejaVu Sans Condensed'" style:font-family-generic="swiss"/>
    <style:font-face style:name="Andale Sans UI" svg:font-family="'Andale Sans UI', 'Arial Unicode MS'" style:font-pitch="variable"/>
    <style:font-face style:name="方正黑体" svg:font-family="方正黑体"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Condensed" svg:font-family="'DejaVu Sans Condensed'"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style:font-name-asian="Nimbus Roman No9 L" style:font-name-complex="Nimbus Roman No9 L"/>
    </style:style>
    <style:style style:name="P5" style:family="paragraph" style:parent-style-name="Standard">
      <style:paragraph-properties fo:text-align="start" style:justify-single-word="false" style:text-autospace="none"/>
      <style:text-properties fo:color="#000000" style:font-name="MMGVHQ+SimSun-Identity-H" fo:font-size="10.5pt" style:font-name-asian="MMGVHQ+SimSun-Identity-H" style:font-size-asian="10.5pt" style:font-name-complex="MMGVHQ+SimSun-Identity-H" style:font-size-complex="10.5pt"/>
    </style:style>
    <style:style style:name="P6" style:family="paragraph" style:parent-style-name="Standard">
      <style:paragraph-properties fo:text-align="end" style:justify-single-word="false" style:text-autospace="none"/>
      <style:text-properties fo:color="#000000" style:font-name="MMGVHQ+SimSun-Identity-H" fo:font-size="10.5pt" style:font-name-asian="MMGVHQ+SimSun-Identity-H" style:font-size-asian="10.5pt" style:font-name-complex="MMGVHQ+SimSun-Identity-H" style:font-size-complex="10.5pt"/>
    </style:style>
    <style:style style:name="P7" style:family="paragraph" style:parent-style-name="Standard">
      <style:paragraph-properties fo:margin-left="0cm" fo:margin-right="0cm" fo:text-indent="0.801cm" style:auto-text-indent="false"/>
    </style:style>
    <style:style style:name="P8" style:family="paragraph" style:parent-style-name="Standard">
      <style:paragraph-properties fo:margin-left="0cm" fo:margin-right="0cm" fo:text-align="center" style:justify-single-word="false" fo:text-indent="0.801cm" style:auto-text-indent="false"/>
    </style:style>
    <style:style style:name="P9" style:family="paragraph" style:parent-style-name="Standard">
      <style:paragraph-properties fo:margin-left="0cm" fo:margin-right="0cm" fo:text-align="center" style:justify-single-word="false" fo:text-indent="0.801cm" style:auto-text-indent="false"/>
      <style:text-properties fo:font-size="18pt" fo:font-weight="bold" style:font-size-asian="18pt" style:font-weight-asian="bold" style:font-size-complex="18pt" style:font-weight-complex="bold"/>
    </style:style>
    <style:style style:name="P10" style:family="paragraph" style:parent-style-name="Standard" style:master-page-name="Standard">
      <style:paragraph-properties fo:text-align="center" style:justify-single-word="false" style:page-number="auto"/>
    </style:style>
    <style:style style:name="T1" style:family="text">
      <style:text-properties fo:font-size="26pt" style:font-size-asian="26pt" style:font-size-complex="26pt"/>
    </style:style>
    <style:style style:name="T2" style:family="text">
      <style:text-properties fo:font-size="26pt" style:font-name-asian="Nimbus Roman No9 L" style:font-size-asian="26pt" style:font-name-complex="Nimbus Roman No9 L" style:font-size-complex="26pt"/>
    </style:style>
    <style:style style:name="T3" style:family="text">
      <style:text-properties style:font-name-asian="Nimbus Roman No9 L" style:font-name-complex="Nimbus Roman No9 L"/>
    </style:style>
    <style:style style:name="T4" style:family="text">
      <style:text-properties fo:font-size="18pt" fo:font-weight="bold" style:font-size-asian="18pt" style:font-weight-asian="bold"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固执的人</text:span><text:span text:style-name="T2"> <text:s/></text:span><text:span text:style-name="T1">坚持使用Linux</text:span></text:p>
      <text:p text:style-name="P2">--ISM</text:p>
      <text:p text:style-name="P7">我是一个狂热的自由软件份子，很喜欢自由软件。但这篇文章并不是我用来推行自由软件运动的，不过还是觉得自由软件运动真的很好。</text:p>
      <text:p text:style-name="P7">这篇文章亦不是用来比较Linux和Windows内核效率，网络服务的。我现在是作为一个用户而不是一个开发者来说话的，讨论仅仅基于操作，应用层面的。是为了告诉大学里还不了解，或者不了解unix的科学工作者和大学生，unix比windows更适合用于科学研究工作，请大家理解unix的工作方式，不要用windows的标准来要求Linux，而要用一个科学工作者的标准来要求自己，用unix的思想来武装自己。</text:p>
      <text:p text:style-name="P7">我很反对大学里，特别是理工科专业推广windows的。我也反对在<text:span text:style-name="T3">“</text:span>娃娃<text:span text:style-name="T3">”</text:span>们的计算机启蒙教育中使用Windows。因为Windows不论从技术上，经济上，思想风格上都是与我们培养高科技人才的目标格格不入的。Windows的流行属于历史遗留的问题，爷爷一级的人当然已经无可救药，但我们不应该让下一代继续走上歧途。</text:p>
      <text:p text:style-name="P7"/>
      <text:p text:style-name="P1"><text:span text:style-name="T4">UNIX不是计算机专家的专利</text:span></text:p>
      <text:p text:style-name="P7">当我建议一些非计算机专业的人用linux的时候，很多人说：<text:span text:style-name="T3">“</text:span>UNIX是计算机系的人用的，我们不能理解。<text:span text:style-name="T3">”“</text:span>UNIX是男孩用的，我们女孩不用。<text:span text:style-name="T3">”</text:span></text:p>
      <text:p text:style-name="P7">但是其实世界上的大多数科学家和工程师几乎用的都是UNIX作为他们的电脑工具。就因为他简单，可靠，稳定，强大，有趣。甚至很多时候UNIX就是唯一的选择。</text:p>
      <text:p text:style-name="P7">你说：<text:span text:style-name="T3">“</text:span>我们都会用UNIX的话，你们计算机的人还用来干什么？<text:span text:style-name="T3">”</text:span>很荣幸地告诉<text:span text:style-name="T3"> </text:span>你，计算机专业中有一部分人就是专门为你们提供这样强大而方便的计算机工具的。如果他们制造的工具只有自己会用的话，那这个工具还有什么用？</text:p>
      <text:p text:style-name="P7">理解GUN/Linux不要用Windows的标准来要求Linux。</text:p>
      <text:p text:style-name="P7">由于GUN/Linux这个词太长，下面如果没有特别指明，<text:span text:style-name="T3">“</text:span>Linux<text:span text:style-name="T3">”</text:span>就是指GUN/Linux。</text:p>
      <text:p text:style-name="P7"/>
      <text:p text:style-name="P7">现在，我想不需要我来介绍什么是Linux是什么了吧？如果觉得<text:span text:style-name="T3">“</text:span>Linux不过是和DOS差不多的东西<text:span text:style-name="T3">”</text:span>，那请问问你旁边的Linux用户，Linux到底是什么？</text:p>
      <text:p text:style-name="Standard"><text:span text:style-name="T3"><text:s text:c="7"/></text:span>那为什么我还要写这样一篇文章呢？因为，我发现现在还有很多人不了解Linux和UNIX，虽然他们也在用它，但是他们有时会问：<text:span text:style-name="T3">“</text:span>为什么Linux不能像Windows那样<text:span text:style-name="T3">……</text:span>？<text:span text:style-name="T3">”</text:span>，<text:span text:style-name="T3">“</text:span>怎么Redhat<text:span text:style-name="T3"> </text:span>Linux不能mount<text:span text:style-name="T3"> </text:span>NTFS分区!<text:span text:style-name="T3">”</text:span>,<text:span text:style-name="T3">”</text:span>Linux下用什么整理硬盘？<text:span text:style-name="T3">”</text:span>，<text:span text:style-name="T3">“</text:span>什么时候OpenOffice才能完全兼容Word文件啊？<text:span text:style-name="T3">”</text:span>，<text:span text:style-name="T3">“</text:span>现在还有什么Windows能干的事情Linux干不了的？<text:span text:style-name="T3">”……</text:span></text:p>
      <text:p text:style-name="P7">他们有40G硬盘，却只为Linux分配了2G空间，有时还抱怨<text:span text:style-name="T3">“</text:span>这个东西怎么占这么多的硬盘吶？！<text:span text:style-name="T3">”</text:span>似乎Windows该占用大部分硬盘。他们把重要的数据装在Windows的分区，似乎信不过Linux。他们总是到处寻找新奇的好看的GUI程序，对命令行的东西一概不屑一顾，他们对Drag&amp;Drop，菜单配置，自动升级非常感兴趣。他们如果找到一个很像Windows程序的Linux程序，一定会高兴地说：<text:span text:style-name="T3">“</text:span>哈哈！Linux也能<text:span text:style-name="T3">……</text:span>了！<text:span text:style-name="T3">”</text:span>如果Linux在某种测试中胜过Windows，他们会高兴得跳起来。他们没有办法用Linux解决问题的时候，甚至用Wine来运行Windows程序。有时实在没办法，只好重启到Windows，或者干脆省得麻烦，<text:span text:style-name="T3"> </text:span>在windows下面装个VMWare虚拟一个Linux玩。</text:p>
      <text:p text:style-name="P7">你如果出现上面的情况，说明你的思想受到了Windows的某种潜移默化的影响和误导。你没有能够从本质上理解存在于Linux身上的UNIX思想。你支持Linux，你喜欢Linux，你能够从中感受到快乐，这样非常好。你现在只需要明白的是Linux从来就不是玩具，它是天才UNIX的后代。UNIX是自晶体管发明以来最伟大的发明，它诞生的那一天就注定了比Windows设计得出色。</text:p>
      <text:p text:style-name="P7">你要体会什么叫做<text:span text:style-name="T3">“</text:span>设计<text:span text:style-name="T3">”</text:span>，一个糟糕的设计并不是到后来缝缝补补就可以变好的，而一个出色的设计，不但可以以不变应万变，而且可以影响到后来者。一个出色的设计配上一个出色的实现，那就是非常出色的发明。Linux就是这样的一个出色的发明。Linux并不需要<text:soft-page-break/>追赶Windows，也不需要打垮微软。它的最终目标是改变整个计算机世界，还人们自由，给人们乐趣和方便。</text:p>
      <text:p text:style-name="P7">Unix是简单的，你不需要成为一个天才也能理解这种简单。</text:p>
      <text:p text:style-name="P7">UNIX的设计者Dennis<text:span text:style-name="T3"> </text:span>Retchle说：<text:span text:style-name="T3">“</text:span>Unix<text:span text:style-name="T3"> </text:span>is<text:span text:style-name="T3"> </text:span>simple.It<text:span text:style-name="T3"> </text:span>just<text:span text:style-name="T3"> </text:span>takes<text:span text:style-name="T3"> </text:span>a<text:span text:style-name="T3"> </text:span>genius<text:span text:style-name="T3"> </text:span>to<text:span text:style-name="T3"> </text:span>understand<text:span text:style-name="T3"> </text:span>its<text:span text:style-name="T3"> </text:span>simplicity.<text:span text:style-name="T3">”</text:span>但是我不这么认为，因为我不是一个天才，但是我却勇敢的把Windows完全删除掉，遇到不明白的事情的时候用UNIX的方式去解决，而不是寻求Windows的帮助。现在我体会到了UNIX的思想和好处，我可以用Windows高效几倍的效率工作。因为我相信这样的信念：<text:span text:style-name="T3">“</text:span>Windows能办到的事Linux一定能办到，而且办得更好。<text:span text:style-name="T3">”</text:span></text:p>
      <text:p text:style-name="P7">这一小节开头的话应该改成：<text:span text:style-name="T3">“</text:span>Unix是简单的，你不需要成为一个天才或是计算机专家。但是在这个充斥着Windows错误观念的世界，你需要信念和勇气才能理解它的简单。<text:span text:style-name="T3">”</text:span>我下面就告诉你一下我理解到的东西。首先，你要知道的是微软在国际科学领域是根本没有地位的。</text:p>
      <text:p text:style-name="P7"/>
      <text:p text:style-name="P3">微软的地位</text:p>
      <text:p text:style-name="P7">微软的名声在欧洲和美国的大学里，特别是在计算机系里之坏，大家可能有所耳闻。我认识的MIT，Stanford的教授，贝尔实验室的专家，甚至一个欧洲小国的高中计算机老师都绝口不提微软的名字。在他们严重，微软只是一个没有真技术，专靠在落后国家商业宣传和垄断经营的小公司。这个<text:span text:style-name="T3">“</text:span>小<text:span text:style-name="T3">”</text:span>并不是说它人少，钱少，而是说它先进技术少。</text:p>
      <text:p text:style-name="Standard">我上次和王益合作写了一个算法演示程序，那个算法是贝尔实验室一位科学家Stenven<text:span text:style-name="T3"> </text:span>Fortune很天才的发明，为了程序能够被身边大多数人使用，我们选择了VC+MFC作为平台。我在分析算法时还得到Fortune很热情的鼓励，寄给我一份资料，还多次回信耐心的给我讲解了很多细节，但是程序完成之后，我把样品发给Fortune，他回信说：<text:span text:style-name="T3">“</text:span>对不起。我机器上没有MFC。<text:span text:style-name="T3">”</text:span>话说得很客气，但是我已经感觉到了他对Windows的不屑。然后我把MFC静态编译程序再发给他，然后就没有再回信了。他显然不是瞧不起我，而是确实有难处。</text:p>
      <text:p text:style-name="P7">你能感觉到这位科学家对微软和Windows是什么态度了吧？不是反感，而是他心里根本没有Windows这个东西！微软在高科技领域没有发炸很难，那么它怎么生存呢？到发展中国家去发展一下，他们的人民还对电脑一无所知，我说不定甚至可以打入大学的计算机系呢。我送他们软件，我捐钱盖大楼，我出钱找图灵奖获得者来演讲，让他们觉得我们都是科学家！</text:p>
      <text:p text:style-name="P7"/>
      <text:p text:style-name="P7">好了，现在全国的大学包括清华，几乎所有人机器必装Win2000，Office<text:span text:style-name="T3"> </text:span>XP，学校的选课系统是非IE不能正确浏览，论文用Word编辑，演示用ppt做，email的通知附件是doc文件，你不用word打不开，连863项目都用VC写程序了。我很久以前就看到一份报纸说，<text:span text:style-name="T3">“</text:span>微软为什么不严厉打击盗版？<text:span text:style-name="T3">”</text:span>这篇文章说，微软非但不打击中国的盗版行为，而且有放任之趋势。放长线钓大鱼，<text:span text:style-name="T3">“</text:span>以后我要你们加倍的来还我！<text:span text:style-name="T3">”</text:span>确实如此，它的目的快实现了。</text:p>
      <text:p text:style-name="P7"/>
      <text:p text:style-name="P1"><text:span text:style-name="T4">Windows笼罩下的中国计算机教育</text:span></text:p>
      <text:p text:style-name="P7">说句丢脸的话，比尔盖茨很久以前是我的偶像<text:span text:style-name="T3">……</text:span></text:p>
      <text:p text:style-name="P7">在中国，比尔盖茨被很多人奉为神圣，<text:span text:style-name="T3">“</text:span>少年电脑天才<text:span text:style-name="T3">”</text:span>，甚至有的人提到他的名字就做出<text:span text:style-name="T3">“</text:span>抱拳对天<text:span text:style-name="T3">”</text:span>的姿势。很多人谈到微软的<text:span text:style-name="T3">“</text:span>新技术<text:span text:style-name="T3">”</text:span>，<text:span text:style-name="T3">“</text:span>高科技<text:span text:style-name="T3">”</text:span>都是眉飞色舞。各种<text:span text:style-name="T3">“</text:span>VC编程圣经<text:span text:style-name="T3">”</text:span>，<text:span text:style-name="T3">“</text:span>深入了解Visual<text:span text:style-name="T3"> </text:span>C++<text:span text:style-name="T3">”</text:span>之类的书，在开头几页都会出现非常肉麻的字眼，<text:span text:style-name="T3">“</text:span>在那团团的混沌中，一个开天辟地的精灵，Windwos1.0，诞生了<text:span text:style-name="T3">……”</text:span></text:p>
      <text:p text:style-name="P7">微软的技术被这么多人盗用，那么人们是怎样使用这些盗版程序的呢？先看看电脑培训班，教的都是一些DOS命令，打字，Windows基本操作，Word文档处理，PowerPoint，高级班可能有Excel，Access<text:span text:style-name="T3">……</text:span>参加各种微软认证考试,MCSE，MSDE的人络绎不绝。考试辅导班都贴出了<text:span text:style-name="T3">“</text:span>280元，考过为止<text:span text:style-name="T3">”</text:span>之类的字样。考试参考资料更是昂贵，有些电脑书店整整两书架都是<text:span text:style-name="T3">“</text:span>Microsoft<text:span text:style-name="T3"> </text:span>Press<text:span text:style-name="T3">”</text:span>的东西。我有个同学参加认证考试，没门考试都要200多元。而且你一次考不过可以再考，又要交钱。他后来还津津乐道跟我说，看我，花了****（一个四位数）元考过了微软认证，得到了一张比尔盖茨亲笔签名的证书和价值6000元的WindowsXP内部发行版。</text:p>
      <text:p text:style-name="P7"><text:soft-page-break/><text:span text:style-name="T3">“</text:span>电脑要从娃娃抓起<text:span text:style-name="T3">”</text:span>，我们再来看看娃娃们学的是什么。大部分家长给孩子买了电脑之后，他们首先就会装一个盗版的Windows，然后买来盗版的游戏开始玩。如果哪个孩子会用Delphi编程序，那可不得了。报社记者，电视台争相报导，说，某某学校的初中生某某，在别人都还在玩电脑游戏这种<text:span text:style-name="T3">“</text:span>初级阶段<text:span text:style-name="T3">”</text:span>的时候就已经用Delphi写程序了。镜头还瞄准了他显示器上面的相框中的比尔盖茨头像！</text:p>
      <text:p text:style-name="P7">我刚进入大学计算机系时还不懂得什么是操作系统，因为我以前只用过<text:span text:style-name="T3">“</text:span>中华学习机<text:span text:style-name="T3">”</text:span>。看到新入学的同学们各个谈论的都是<text:span text:style-name="T3">“</text:span>Windows<text:span text:style-name="T3"> </text:span>95<text:span text:style-name="T3">”</text:span>，<text:span text:style-name="T3">“</text:span>VC<text:span text:style-name="T3">”……</text:span>我简直觉得我落后了好几十年一样，整个一土人，根本跟他们答不上话。</text:p>
      <text:p text:style-name="P7">学校上课当然不讲VC编程之类的东西，但是桑Pascal的老师有一次就说：<text:span text:style-name="T3">“</text:span>嗨，我们学校真是落后。现在别人都用C，C++，甚至VC了，我们还在讲Pascal。不知道什么时候才能有VC课啊。你们出去也是要用VC的，只好自学了。<text:span text:style-name="T3">”</text:span>于是，有些同学很多时候上课都捧着一本很重的<text:span text:style-name="T3">“</text:span>Windows编程大全<text:span text:style-name="T3">”</text:span>之类的书，根本没有听课。吃饭时就念念有词地跟我说，<text:span text:style-name="T3">“</text:span>代码的优化是无止境的<text:span text:style-name="T3">”</text:span>，<text:span text:style-name="T3">“</text:span>匈牙利命名法真是伟大的发明<text:span text:style-name="T3">”……</text:span>这就是中国很多大学计算机系的情况。</text:p>
      <text:p text:style-name="P7">感觉无知了？这不是偶然的，而是微软长久以来埋下的伏笔。它要让无知的大家都把它奉为神圣，它要让支持UNIX，Xwindows的一旦说UNIX好，Xwindows好的时候，都被一群人围着说教：<text:span text:style-name="T3">“</text:span>这个Windows也能做到<text:span text:style-name="T3">”</text:span>，<text:span text:style-name="T3">“</text:span>你对Windows有偏见<text:span text:style-name="T3">”</text:span>，<text:span text:style-name="T3">“</text:span>微软才是主流啊<text:span text:style-name="T3">”</text:span>，<text:span text:style-name="T3">“</text:span>你敢瞧不起win2k？<text:span text:style-name="T3">”</text:span>，<text:span text:style-name="T3">“</text:span>.NET就是世界潮流<text:span text:style-name="T3">”</text:span>，<text:span text:style-name="T3">“</text:span>微软的毕竟是新技术<text:span text:style-name="T3">”</text:span>，<text:span text:style-name="T3">“</text:span>有钱就是有技术<text:span text:style-name="T3">”……</text:span>甚至在一番论战后败下来还是要说：<text:span text:style-name="T3">“</text:span>Windows性能差点，但是易用性强<text:span text:style-name="T3">”</text:span>，<text:span text:style-name="T3">“</text:span>Windows是老百姓用的，要求别那么<text:span text:style-name="T3">”</text:span>，<text:span text:style-name="T3">“</text:span>微软那么有钱，以后想超过UNIX还不容易吗？<text:span text:style-name="T3">”</text:span></text:p>
      <text:p text:style-name="P7"/>
      <text:p text:style-name="P3">发达国家的计算机教育</text:p>
      <text:p text:style-name="P7">我前段时间在USENET发文问有关Scheme语言的问题时，认识了以为丹麦人。他解决了我所有的问题，并且建议我阅读一些很<text:span text:style-name="T3">“</text:span>深奥<text:span text:style-name="T3">”</text:span>的有关程序语言语法，文法的书，他告诉我很多网站可以学习LISP，Scheme，人工智能，算法。他叫我看Jonathan<text:span text:style-name="T3"> </text:span>Rees的论文<text:span text:style-name="T3">“</text:span>Syntactic<text:span text:style-name="T3"> </text:span>Closures<text:span text:style-name="T3">”</text:span>。他还打包给我寄过来一份MIT的<text:span text:style-name="T3">“</text:span>How<text:span text:style-name="T3"> </text:span>to<text:span text:style-name="T3"> </text:span>Design<text:span text:style-name="T3"> </text:span>Programs<text:span text:style-name="T3">”</text:span>。他说他在自己的PC机上装的是Linux，他用Emacs编辑，运行Scheme程序。他对Emacs的了解和爱好真是使人惊讶。他大学本科毕业时做的毕业设计是一个Scheme解释器。这对于我来说是望尘莫及了。</text:p>
      <text:p text:style-name="P7">他是那么的不厌其烦，我的每一个问题他都详细的回答。我有时都觉得过于详细了，怎么这么有耐心啊？我觉得他似乎是我的高中老师。他是什么样的人呢？我好奇的大听了他的情况。原来他是丹麦一所普通高中的计算机老师。</text:p>
      <text:p text:style-name="P7">他说他在高中里讲授程序设计和算法，计算机语言文法。他说用Scheme，他的学生不用再为内存泄露等程序语言本身的问题而烦恼，而专注于问题和算法本身。有利于培养学生解决问题的能力，特别是用计算机解决数学问题的能力。</text:p>
      <text:p text:style-name="P7">天哪！为什么欧洲出现那么多数学家，几何学家？你看看别人重视的是什么！我们的计算机教育如果继续这样下去，只会沿着弯路越走越远！</text:p>
      <text:p text:style-name="P7"/>
      <text:p text:style-name="P9">微软和它的朋友们的如意算盘</text:p>
      <text:p text:style-name="P7">下面来看看微软的收入是怎么来的。首先，Windows98系列操作系统，一个就是100多美元，每次升级又是几乎同样的价钱。Windows<text:span text:style-name="T3"> </text:span>NT还要贵几倍，而且有用户数目限制，5个用户的，10个用户的<text:span text:style-name="T3">……</text:span>以后如果要增加用户数目还要按比例付钱。</text:p>
      <text:p text:style-name="P7">花了如此多钱买来的操作系统就能用了吗？它竟然连压缩程序都没有提供！你装上Windows之后一般第一件事就是去下载一个WinZip吧，<text:span text:style-name="T3">“</text:span>只要29美元<text:span text:style-name="T3">”</text:span>。Windows会中毒啊，马上化70美元买一个Norton<text:span text:style-name="T3"> </text:span>AntiVirus吧。还有黑客呢？再买一个Norton<text:span text:style-name="T3"> </text:span>Internet<text:span text:style-name="T3"> </text:span>Security好了，100美元。系统需要优化，磁盘需要整理，买一个Norton<text:span text:style-name="T3"> </text:span>System<text:span text:style-name="T3"> </text:span>Works是你最佳的解决方案，100美元。</text:p>
      <text:p text:style-name="P7">可是你现在还是不能干正事啊！你想要一个Word，PowerPoint？那就买一套OfficeXP吧，一起买便宜些，$459.90。</text:p>
      <text:p text:style-name="P7"><text:soft-page-break/>那些程序不会用啊！那些菜单怎么设置，到底有什么功能啊？看<text:span text:style-name="T3">“</text:span>帮助<text:span text:style-name="T3">”</text:span>也学不会。买本书看看吧，我推荐<text:span text:style-name="T3">“</text:span>Special<text:span text:style-name="T3"> </text:span>Edition<text:span text:style-name="T3"> </text:span>Using<text:span text:style-name="T3"> </text:span>Microsoft<text:span text:style-name="T3"> </text:span>Office<text:span text:style-name="T3"> </text:span>XP<text:span text:style-name="T3">”</text:span>，不贵，$27.99。这本书里面大部分是屏幕截图，还是买一本旧的比较划算，$17.85。</text:p>
      <text:p text:style-name="P7">你如果只是当个秘书，上面的差不多还凑合了。可是你更高的追求，你想成为Windows程序员。首先买一个Visual<text:span text:style-name="T3"> </text:span>Studio.NET吧，要不然怎么编译程序。$494.95。</text:p>
      <text:p text:style-name="P7">为了紧跟微软动向，世界潮流，不能不注册个MSDN什么的吧？这个贵一点，不过物有所值啊，$2,799。</text:p>
      <text:p text:style-name="P7">恩，你现在已经是上层阶级，白领人士了。你现在可以像这样<text:span text:style-name="T3">“</text:span>自由<text:span text:style-name="T3">”</text:span>的，<text:span text:style-name="T3">“</text:span>安全<text:span text:style-name="T3">”</text:span>的生活了。</text:p>
      <text:p text:style-name="P7"/>
      <text:p text:style-name="P8"><text:span text:style-name="T4">为什么要反对使用Windows</text:span></text:p>
      <text:p text:style-name="P7">很多人都说不应该完全否定Windows，Windows也有它的长处。不应该骂微软。</text:p>
      <text:p text:style-name="P7">对。Windows容易操作，适合普通用户。如果微软把它自己定位P&amp;G，Philips那样的地位，能够给我们的百姓提供周到的，完善的，价廉物美的服务。那我肯定是很喜欢它的。但是从上面的种种情况说明，微软是一个野心极大的国际垄断组织！它的产品没有一个是不出问题的：Windows不稳定，容易中病毒，而微软不为大家免费提供杀毒软件。我就是要让你们花钱买我的朋友Symantec的杀毒软件，谁叫你们已经上了我的贼船？这就是售后服务！</text:p>
      <text:p text:style-name="P7">你买来微软的程序，安装的时候一般都有一个协议，说：<text:span text:style-name="T3">“</text:span>由于微软的程序造成你的数据损坏或丢失，微软概不负责。<text:span text:style-name="T3">”</text:span>我想很多人肯定觉得这个不合理，不想按那个<text:span text:style-name="T3">“</text:span>I<text:span text:style-name="T3"> </text:span>accept<text:span text:style-name="T3">”</text:span>。但是你的软件买都买来了，钱都花了，现在一按<text:span text:style-name="T3">“</text:span>I<text:span text:style-name="T3"> </text:span>decline<text:span text:style-name="T3">”</text:span>，安装程序马上就会退出。你只好被迫点击了<text:span text:style-name="T3">“</text:span>I<text:span text:style-name="T3"> </text:span>accept<text:span text:style-name="T3">”</text:span>！这不是不平等条约吗？</text:p>
      <text:p text:style-name="P7">我已经目睹了好几个朋友的文档被Microsoft<text:span text:style-name="T3"> </text:span>Word损坏，有的是编辑了十多天的30多页的论文，有的是费了很大工夫做出来的个人简历，那个朋友为此失去了到自己向往的P&amp;G工作的机会。就在他要投简历的前一个晚上，就在那一瞬间<text:span text:style-name="T3">……</text:span>不知道他痛哭的时候有没有想起要投诉微软，可是谁叫我们用的都是盗版呢，况且你还点击了<text:span text:style-name="T3">“</text:span>I<text:span text:style-name="T3"> </text:span>accept<text:span text:style-name="T3">”</text:span>。</text:p>
      <text:p text:style-name="P7">微软仗势已经占有了大部分PC市场，指定了不符合国际标准的<text:span text:style-name="T3">“</text:span>微软的标准<text:span text:style-name="T3">”</text:span>，以不合理的方式压制其他公司的软件，这个问题已经在美国司法部闹了很久了。他甚至在Windows系列操作系统中放置能够通过网络泄露用户信息的代码，以至于Windows刚进入澳大利亚时就被澳大利亚政府禁止使用。</text:p>
      <text:p text:style-name="P7">有些人说：<text:span text:style-name="T3">“</text:span>微软毕竟开创了一个历史，造就了今天的IT行业。<text:span text:style-name="T3">”</text:span>但是，如果没有微软，我们今天早就用上了非常稳定，非常可靠，非常方便，非常<text:span text:style-name="T3">“</text:span>傻瓜<text:span text:style-name="T3">”</text:span>的软件了！微软是阻挡信息技术发展的罪魁祸首。</text:p>
      <text:p text:style-name="P7">微软的程序的工作方式（注意，我只是说操作方式，病毒的时候另外算）确实适合于一般家庭，上上网，发发邮件，打打游戏都不错。可是微软却要把自己包装成什么<text:span text:style-name="T3">“</text:span>高科技<text:span text:style-name="T3">”</text:span>企业，要在世界各地设置<text:span text:style-name="T3">“</text:span>研究院<text:span text:style-name="T3">”</text:span>，在大学计算机系赠送不适合用于科研的Windows产品，甚至出钱请图灵奖得主来中国畅谈<text:span text:style-name="T3">“</text:span>二十一世纪的计算<text:span text:style-name="T3">”</text:span>，还在大会上宣传自己的.NET技术。非要让别人认为自己是科学的，自己是领导世界高科技的。但是呢？它什么高科技也没有。欧洲，美国，哪一个关键部门在用微软的东西？NASA？DOE？CERN？你仔细想一想，微软的程序对人类到底有什么重大作用？</text:p>
      <text:p text:style-name="P7"/>
      <text:p text:style-name="P1"><text:span text:style-name="T4">什么是Windows能干而Linux干不了的事情？</text:span></text:p>
      <text:p text:style-name="P7"><text:span text:style-name="T3">“</text:span>Windows能干而Linux干不了的事情，那就是不需要干的事情。<text:span text:style-name="T3">”</text:span></text:p>
      <text:p text:style-name="P7">有个朋友看我半年没有用Windows，有时就会问我：<text:span text:style-name="T3">“</text:span>你只用Linux，有没有发现有些Windows能处理的事情Linux干不了？<text:span text:style-name="T3">”</text:span></text:p>
      <text:p text:style-name="P7">我回答说：<text:span text:style-name="T3">“</text:span>Windows能干而Linux干不了的事情，那就是不需要干的事情。<text:span text:style-name="T3">”</text:span></text:p>
      <text:p text:style-name="P7">Windows能做的有益的事Linux都能做<text:span text:style-name="T3">……</text:span></text:p>
      <text:p text:style-name="P7">Windows下的某些功能确实是我们需要的，那么Linux的开发者们和用户也需要这种功能，他们就会去实现某种功能，而且比Windows的方式好得多。由于大多数科学家，工程师用的都是Linux或者某种商业UNIX，所以几乎所有商业的科学工程程序，比如<text:soft-page-break/>Matlab，Mathematica，AutoCAD等等都是现有UNIX的版本（包括Linux），然后再考虑移植给Windows，甚至根本不移植给Windows，因为Windows的机器一般没有足够的能力运行这样的程序。你不要以为只有Windows才有PSpice，UNIX的HSpice要好得很多，而且可以运行在大型主机上。当然它们不是免费的，但是它们值那个价钱。</text:p>
      <text:p text:style-name="P7">但是Windows下有些东西在Linux下没有很相似的，或者你找到很多类似的，但是它们每一个比起Windows的那个程序都要差很多，那么原因有两种可能性：</text:p>
      <text:p text:style-name="Standard">有一个完全类似的程序，但是由于它乍一看不漂亮，被你忽略了。而其它程序虽然看起来很漂亮，但是它们是一些初学编程的人写的。现在由于Gtk，Qt的诞生，Linux下开发图形界面程序极其简单，很多初中生甚至小学生都可以随手编出一些漂亮不中用的程序。如果你整天寻找这样的程序挑来挑去，永远也找不到你满意的。当然也有一流的程序用Gtk和Qt，比如GVIM就可以用Gtk作为图形界面，我还知道Synopsys一些程序用了Qt。</text:p>
      <text:p text:style-name="Standard">我也曾犯过这样的错误，从外表区分一切。结果有些的FVWM，Iftp，Mut，wget都被我忽略过。当我找回它们的时候，我是那么的羞愧不已，它们现在都是我的朋友。我第一次看到FVWM觉得它只不过是一个有很厚很难看边框的东西。可是现在，我的同学看到FVWM都说：<text:span text:style-name="T3">“</text:span>哇！真漂亮。<text:span text:style-name="T3">”</text:span></text:p>
      <text:p text:style-name="P7">有另一种完全不同的方式可以达到相同的目的，甚至更好。</text:p>
      <text:p text:style-name="P7">很多人很关心Open<text:span text:style-name="T3"> </text:span>Office，Star<text:span text:style-name="T3"> </text:span>Office，AbiWord，...他们多么盼望有一天某一个Linux程序能够完全兼容的打开一个复杂的doc文档的内部结构，隐藏一些秘密，让其他公司的程序打开doc文档时总是有某种问题，从而你必须购买Microsoft<text:span text:style-name="T3"> </text:span>Office和windows。</text:p>
      <text:p text:style-name="Standard">你应该想一下，那么多的高智商的大学教授，科学家，学生，他们用的都是Linux或者其它类型的UNIX，他们没有Word可用，怎么处理文档呢？这么多年没有一个像Open<text:span text:style-name="T3"> </text:span>Office的程序出现，难道大家没有办法写文档吗？</text:p>
      <text:p text:style-name="P7">显然不是这样。你看看那些高水平的学术杂志，论文，那些大学教授的网页，那些漂亮的幻灯片，它们是什么做的？原来UNIX用户早就有非常方便的troff，LaTeX，SGML等东西可以处理文档，而且他们比起Word都要高明的多。Word显然被这些大拿忽略了，以至于很久没有人想在Linux下开发一个类似Word的程序，除非某些公司想抢微软的饭碗。很多人留着Windows在硬盘上的原因无非是为了用Word和PowerPonit。我见过一个教授，他的Windows笔记本电脑上处理PowerPoint什么都没有。有一天演示的时候，他指着堆乱字符说：<text:span text:style-name="T3">“</text:span>对不起，这是一个公式<text:span text:style-name="T3">……</text:span>怎么每次都是这样<text:span text:style-name="T3">……”</text:span>其实有比PowerPoint好几百倍的东西可以制造幻灯片，你可以用最简单的方法制造世界一流效果的论文和幻灯片。你待会儿可以看看我的TeX网页，你就会知道为什么我可以完全离开Windows。</text:p>
      <text:p text:style-name="P7"/>
      <text:p text:style-name="P1"><text:span text:style-name="T4">Windows能做的那些没用的事情Linux永远做不好</text:span></text:p>
      <text:p text:style-name="P7">.／电脑游戏</text:p>
      <text:p text:style-name="P7">有些人说Linux下不能玩Windows下所能得到的所有游戏。的确，Linux下虽然也有少量的游戏，比如Quake。但是它没有Counter<text:span text:style-name="T3"> </text:span>Strike，没有Star<text:span text:style-name="T3"> </text:span>Craft，<text:span text:style-name="T3">……</text:span></text:p>
      <text:p text:style-name="P7">并不是说电脑游戏不该玩，但是应该适可而止。电脑是用来处理事务，帮助你学习，解决问题的工具，而不是一个玩具！整天沉迷于电脑游戏中，而不出去感觉外面的世界，你会变得越来越冷酷，越来越缺乏人情味。你与真实的世界越来越远。你可以在CS里杀人，你可以在Tomb<text:span text:style-name="T3"> </text:span>Raider里探险，你甚至可以在Tony<text:span text:style-name="T3"> </text:span>Hawk's<text:span text:style-name="T3"> </text:span>Pro<text:span text:style-name="T3"> </text:span>Staters里滑板<text:span text:style-name="T3">……</text:span>但是It's<text:span text:style-name="T3"> </text:span>not<text:span text:style-name="T3"> </text:span>real!你虽然有很高的<text:span text:style-name="T3">“</text:span>反恐技巧<text:span text:style-name="T3">”</text:span>，但是遇到歹徒的时候，你是那么的怯儒；你虽然控制Laura身手敏捷，但是你打蓝球的时候怎么总是被人挂断？你虽然可以轻易的在THPS里作出一个<text:span text:style-name="T3">“</text:span>360<text:span text:style-name="T3"> </text:span>kickflip<text:span text:style-name="T3"> </text:span>to<text:span text:style-name="T3"> </text:span>hangten<text:span text:style-name="T3"> </text:span>grind<text:span text:style-name="T3"> </text:span>to<text:span text:style-name="T3"> </text:span>fakie<text:span text:style-name="T3">”</text:span>，但是你踩在自己的滑板上的时候还不会ollie！</text:p>
      <text:p text:style-name="Standard">说回来如果你偶尔玩一下电脑游戏未尝不可。但是世界上有远比Windows+PC更好的游戏方式。Sony的PlayStation2，SEGA的DreamCast，Nintendo的N64，Namco的街机<text:span text:style-name="T3">……</text:span>每一个都比Windows游戏精彩，每一个都有如此高的3D性能，以至于Pentium4，Itanium_GForce都无法与它们比美！</text:p>
      <text:p text:style-name="P7">Linux的用户们都是关心解决世界的关键问题的分子，他们哪里有时间用自己的机器来玩游戏啊？他们每天用Linux高效的做完自己的工作就到阳光下享受自然去了。要玩游戏也是玩一些类似推箱子，贪吃蛇之类的智力小游戏。所以，你知道为什么Linux几乎没有游戏<text:soft-page-break/>了吧？</text:p>
      <text:p text:style-name="P7">.／<text:span text:style-name="T3">“</text:span>整理硬盘，优化系统<text:span text:style-name="T3">”</text:span></text:p>
      <text:p text:style-name="P7">这是一个非常有意思的话题，仅次于有关<text:span text:style-name="T3">“</text:span>病毒<text:span text:style-name="T3">”</text:span>的话题。相信很多Windows用户都有整理硬盘的经历。在很多Windows用户眼里，<text:span text:style-name="T3">“</text:span>硬盘永久了，会出现碎片，速度会减慢，需要一个程序来整理，整理硬盘的时候不要做其他工作<text:span text:style-name="T3">”</text:span>，这好像是天经地义的事情。</text:p>
      <text:p text:style-name="P7">我也曾经津津有味地看着Norton<text:span text:style-name="T3"> </text:span>Defrag一点一点的把我的硬盘排序，调整，用图形的方式显示出来，然后报告100%没有碎片。你的硬盘现在已经达到最佳状态。我现在才发觉那时的我是多么的幼稚。</text:p>
      <text:p text:style-name="P7">Linux和UNIX用户似乎从来没有<text:span text:style-name="T3">“</text:span>整理硬盘<text:span text:style-name="T3">”</text:span>这种说法。你觉得很奇怪吗？如果你觉得很奇怪，那说明你的思想在某种程度上被微软的垃圾程序禁锢了。你需要明白，UNIX的大型主机很多必须是24小时，一年365又1/4天不停运转的，要是每个星期都要整理一次硬盘，在整理的时候几乎不能干任何事情，那是绝对行不通的！</text:p>
      <text:p text:style-name="P7">Linux机器根本不用整理硬盘，这就是为什么没有看到过Linux用户整理硬盘。Linux的文件系统是比Windows的FAT，FAT32，NTFS高明得多的文件系统，它们不但可以对文件设置权限，实施完全的保护，而且可以<text:span text:style-name="T3">“</text:span>越用越整齐<text:span text:style-name="T3">”</text:span>，<text:span text:style-name="T3">“</text:span>越用碎片越少<text:span text:style-name="T3">”</text:span>！你应该把文件大部分放在Linux的分区，而不是Windows分区，因为它比Windows分区可靠得多。</text:p>
      <text:p text:style-name="P7">还有更滑稽的事情就是有很多<text:span text:style-name="T3">“</text:span>Norton<text:span text:style-name="T3"> </text:span>System<text:span text:style-name="T3"> </text:span>Doctor<text:span text:style-name="T3">”</text:span>，<text:span text:style-name="T3">“</text:span>Windows优化大师<text:span text:style-name="T3">”</text:span>，<text:span text:style-name="T3">“</text:span>超级兔仔注册表魔法<text:span text:style-name="T3">”</text:span>之类的程序存在，而且价格昂贵。似乎一个操作系统本来应该有很多问题，需要别的厂商做程序来<text:span text:style-name="T3">“</text:span>优化<text:span text:style-name="T3">”</text:span>它，而且为了得到优化，你需要付钱！这些问题Linux根本就没有，所以不需要什么优化。Linux内核本身就是高度优化的。</text:p>
      <text:p text:style-name="P7">.／IDE</text:p>
      <text:p text:style-name="P7">有些人在抱怨为什么Linux没有一个良好的IDE开发环境。Linux现在已经有一些IDE了，但是总是有很多问题。你是不是正在寻找，正在期待Linux某一天可以有一个VC那样的开发环境？你有没有发现你正在进入微软给你设下的怪圈？你为什么一定要用IDE？你说：<text:span text:style-name="T3">“</text:span>IDE开发迅速，调试方便，适合大型程序<text:span text:style-name="T3">……”</text:span>那说明微软的程序在你脑子里已经比较根深蒂固，你需要好好清醒一下了，看看我来告诉你。</text:p>
      <text:p text:style-name="P7">高明的UNIX程序员不用IDE，IDE从来就是给初级Windows程序员用的。</text:p>
      <text:p text:style-name="Standard">你看看大型的UNIX程序，包括Linux内核，各种网络服务程序，Xwindow程序在内，哪一个是IDE搞出来的？我们实验室的EDA程序也没有一个是IDE弄的，我还知道Candence，</text:p>
      <text:p text:style-name="Standard">Synopsys，Mentor的高性能的图形界面EDA程序也都不是IDE写的。你信不信，微软的人写Windows本身的时候也根本不用IDE。微软内部程序员最喜欢的编辑器其实是VIM，用VIM的微软程序员上次向乌干达的可怜儿童捐助了1000多美元，这是值得称赞的。</text:p>
      <text:p text:style-name="P7">有一次某杂志采访一些出名的Linux内核程序员，包括Linus在内，没有一个人用IDE，有的人用VIM，有的用Emacs，只有Linus说<text:span text:style-name="T3">“</text:span>GNU<text:span text:style-name="T3"> </text:span>Emacs<text:span text:style-name="T3"> </text:span>is<text:span text:style-name="T3"> </text:span>evil<text:span text:style-name="T3">”</text:span>，但是其实他用的是一种跟Emacs有同样键绑定功能的MicroEmacs。大家都是用编辑器编辑了程序文件，然后用make这样的自动工具调用gcc编译器完成编译工作的。甚至高级的Windows程序员也不用IDE，他们可以从命令行调用cl，nmake来编译自己的程序。虽然这样的Windows程序员很少，但是他们却是最了解Windows，最高明的Windows程序员。</text:p>
      <text:p text:style-name="P7">为什么UNIX程序员不用IDE？明白了这个道理你就能体会到UNIX的设计思想了。首先，一个IDE己成了编辑器，编译器，汇编器，调试器，跟踪器<text:span text:style-name="T3">……</text:span>这个编辑器功能肯定比不上VIM或Emacs，编译器比不上GCC，汇编器比不上as，调试器比不上gdb，ddd，跟踪器比不上strace，Itrace，truss。你得到的是一套整合的低能的程序。如果你对调试器的功能不满意，你只好换用另外一套IDE，但是这套IDE的热键，菜单，编辑器功能，按钮<text:span text:style-name="T3">……</text:span>跟原来那个有很大不同。你不得不化很多时间来熟悉新的环境，而不能保持原来的某些东西。</text:p>
      <text:p text:style-name="P7">而在UNIX下就不一样了。你可以用你最喜欢的VIM编辑程序，你在VIM里可以调用GNU<text:span text:style-name="T3"> </text:span>make，make可以调用gcc，ld，...make的出错信息可以被VIM捕获，VIM能帮你在源程序里定位。你如果喜欢icc，你可以让make用icc而不是gcc。你如果觉得gdb跟踪变量时比较麻烦，你可以用ddd来显示各种数据结构之间的关系。你还可以在Emacs里调用gdb，那样就可以同步显示源代码了。而且VIM和Emacs还可以编辑很多其它东西，比如信件，LaTeX文档，HTML，配置文件<text:span text:style-name="T3">……</text:span>你不用另外找一个什么编辑器来干这些杂活了。很多程<text:soft-page-break/>序比如Mutt，tin都可以在内部使用VIM，这样就更方便了。实际上make在其它方面还能帮你很多忙，我的每一个比较大型的LaTeX文档都是用make维护的。</text:p>
      <text:p text:style-name="P7"/>
      <text:p text:style-name="P1"><text:span text:style-name="T4">Linux能干的高精尖的事情Windows都干不了</text:span></text:p>
      <text:p text:style-name="P7">当然有很多事情是Linux/UNIX的专利了。因为Windows只能装在PC机上，好像以前也有Alpha可以使用WindowsNT，但是就是没见到有人用。PC机的能力是很低的，像我们编程序处理NP-Hard问题的人，用Windows的机器显然速度不够，而且有时一个问题算上几天甚至几个星期，Windows机器是以<text:span text:style-name="T3">“</text:span>死机<text:span text:style-name="T3">”</text:span>著称的，我们怎么能放心？所以几乎所有科学计算程序，EDA程序，高性能图像处理程序都不是Windows的。他们有时也会移植一些给Windows，但是常常降低了那些程序的能力。你比较过Windows版本的Mathematica和Linux的有社会那么区别吗？</text:p>
      <text:p text:style-name="P7">IBM制造的最大的并行计算有8000多个处理器，Windows不可能有能力管理这么多处理器，它用的是什么操作系统？答案是Linux。实际上，全世界运算速度最快的10台计算机都是用UNIX/Linux操作系统的。</text:p>
      <text:p text:style-name="P7">《泰坦尼克号》电影里的三维动画，那么细腻逼真，Windows机器能做出来吗？不行。那也算Linux机器做的。</text:p>
      <text:p text:style-name="Standard"><text:span text:style-name="T3"><text:s text:c="7"/></text:span>民航总局用来训练地情人员的虚拟现实训练设备，Windows当然无能为力。那都是商业的IRIX机器。</text:p>
      <text:p text:style-name="P7">UNIX是最早支持TCP／IP网络协议的系统。它上面有很多可以相互写作的网络服务程序，它们经过多年的使用和修订，已经到达比较完善的程度。而就在1997年，微软的比尔盖茨还在扬言：<text:span text:style-name="T3">“</text:span>Internet是没有前途的。<text:span text:style-name="T3">”</text:span>微软的这个<text:span text:style-name="T3">“</text:span>远见卓识<text:span text:style-name="T3">”</text:span>大家应该都已见识，它后来加上的网络服务程序IIS漏洞之多，让公安部都频频发出警报，大家也是见识了的。</text:p>
      <text:p text:style-name="P7">其实你知道了，Windows没有一样有用的事情能比UNIX干的更好。</text:p>
      <text:p text:style-name="P4"><text:s text:c="7"/></text:p>
      <text:p text:style-name="P1"><text:span text:style-name="T3"><text:s text:c="6"/></text:span><text:span text:style-name="T4">Linux干不了的有用的事情Windows照样干不了</text:span></text:p>
      <text:p text:style-name="P7">当然Linux不是万能的。它也有不能干的事情，电脑也有干不了的事情。但是Linux干不了的事情，Windows肯定也干不了。这些事情就是我们需要探索的，需要努力解决的事情了。在你探索的过程中，Linux必定是你最好的伙伴。</text:p>
      <text:p text:style-name="P7">不要把Linux和Xwindow掩盖起来！不要把我们的用户当成傻瓜。</text:p>
      <text:p text:style-name="P7">什么？你早就知道Windows是垃圾？嗷！你怎么不早说呢！害我废话这么多。嘿嘿。</text:p>
      <text:p text:style-name="P7"><text:span text:style-name="T3">“</text:span>好了。你知道Windows是垃圾，你现在用什么？<text:span text:style-name="T3">”</text:span></text:p>
      <text:p text:style-name="P7"><text:span text:style-name="T3">“</text:span>Linux+Xwindow<text:span text:style-name="T3">”</text:span></text:p>
      <text:p text:style-name="P7"><text:span text:style-name="T3">“</text:span>那我问你，Xwindow是什么样的？<text:span text:style-name="T3">”</text:span></text:p>
      <text:p text:style-name="P7"><text:span text:style-name="T3">“</text:span>不就是跟Windows差不多吗？只不过'Start'按钮比较方，热切上面不是一个Windows标志，而是一个脚丫子。点击一下居然还有很漂亮的中文菜单。我喜欢！<text:span text:style-name="T3">”</text:span></text:p>
      <text:p text:style-name="P7"><text:span text:style-name="T3">“</text:span>你知道什么是'根窗口'吗？<text:span text:style-name="T3">”</text:span></text:p>
      <text:p text:style-name="P7"><text:span text:style-name="T3">“</text:span>不知道。从来没听说过呢？<text:span text:style-name="T3">”</text:span></text:p>
      <text:p text:style-name="P7"><text:span text:style-name="T3">“</text:span>根窗口就是遮盖整个屏幕的那个最大的窗口。<text:span text:style-name="T3">”</text:span></text:p>
      <text:p text:style-name="P7"><text:span text:style-name="T3">“</text:span>哪儿有什么窗口啊！我没有看到呢？<text:span text:style-name="T3">”</text:span></text:p>
      <text:p text:style-name="P7">你发现了问题吗？这些Linux用户说是在用Linux和Xwindow，但是他们对Linux和Xwindow几乎完全不了解。很多人用了那么久Xwindow都不知道根窗口是什么东西，不知道其实按钮也是窗口，不知道窗口管理器和其它程序有什么关系，大家都以为窗口上面的按钮是程序自己放上去的，不知道窗口？<text:span text:style-name="T3">“</text:span>class<text:span text:style-name="T3"> </text:span>name<text:span text:style-name="T3">”</text:span>，<text:span text:style-name="T3">“</text:span>resource<text:span text:style-name="T3"> </text:span>name<text:span text:style-name="T3">”</text:span>是什么东西。他们也不知道.Xdefaults是用来干什么的。特别是他们很多人都不知道Xwindow的字体是如何命名的，什么是fontset，有了一个新的字体也不知道怎么安装。</text:p>
      <text:p text:style-name="P7">他们被遮在Linux之上的一层一层的包装迷惑了，他们等待有图形界面的工具来帮助完成一切事情，他们认为Linux跟Windows一样，只是麻烦一点。他们知道Linux内核很好，但是他们感觉不到Linux和Xwindow在操作层面的天生的先进性，随后不久就把Linux完全删掉了。你发现没有，要用户理解UNIX和Xwindow的操作层面的先进性，才是留住用户<text:soft-page-break/>的最好办法。如果用户体会不到操作时的方便和高效，内核再好他们也不会理会。</text:p>
      <text:p text:style-name="P7">但是用摹仿Windows的作法来吸引用户，永远会失败的。因为Linux如果摹仿Windows那一套低效率的方式，那么Linux的这套<text:span text:style-name="T3">“</text:span>低效率方式<text:span text:style-name="T3">”</text:span>永远比不上Windows的那一套<text:span text:style-name="T3">“</text:span>低效率方式<text:span text:style-name="T3">”</text:span>。那么用户就会说：<text:span text:style-name="T3">“</text:span>这个Linux，没有一样比的上Windows。<text:span text:style-name="T3">”</text:span></text:p>
      <text:p text:style-name="P7">Linux天生就是继承了UNIX的高效的工作方式，为什么我们要把它掩盖起来？我们为什么只告诉用户KDE的菜单怎么用？我们为什么不能像早期的Xwindow书籍那样第一节就告诉用户什么是X<text:span text:style-name="T3"> </text:span>server，什么是X<text:span text:style-name="T3"> </text:span>client，什么是Windows<text:span text:style-name="T3"> </text:span>Manager，什么是根窗口。第二章就告诉用户窗口有哪些属性，什么是classname，resource<text:span text:style-name="T3"> </text:span>name，hint，怎样使用.Xdefault，xrdb<text:span text:style-name="T3">……</text:span></text:p>
      <text:p text:style-name="P7">在这里我又不得不说一下那些Linux的发行公司和写书的人，他们把Linux和Xwindow包装起来，却没有从基本上告诉用户Xwindow的工作原理。很多书籍讲授的层次就是在Gnome，KDE的菜单擦作的层次，靠大量抓图来占篇幅，<text:span text:style-name="T3">“</text:span>繁荣<text:span text:style-name="T3">”</text:span>Linux书籍市场。</text:p>
      <text:p text:style-name="P7">现在很多人已经把能够利用别人的库写出一个好看的程序作为自己编程水平的象征。在这<text:span text:style-name="T3">“</text:span>图形化<text:span text:style-name="T3">”</text:span>，<text:span text:style-name="T3">“</text:span>可视化<text:span text:style-name="T3">”</text:span>的年代，你如果还在用trof，LaTeX写文档，你还在用VIM自己编辑HTML，用Mutt处理邮件，你还在用文本模式的gdb调试程序，你还在用Xlib写程序，你还在用tin上USENET，你还在自己些Makefile，写机器代码，你还在玩Clossal<text:span text:style-name="T3"> </text:span>Cave这样的字符模式冒险游戏，那你就是老古董！</text:p>
      <text:p text:style-name="P7">其实这种思想是错误的。虽然你是一个坚决的Linux支持者，但是你的思想是Windows的思想。你认为图形界面，菜单，按钮就可以解决一切问题，就可以给你高效方便。你还是没能摆脱微软给你的潜移默化的东西。你其实离不开Windows那样的环境，你迟早会删掉自己的Linux。</text:p>
      <text:p text:style-name="P7"/>
      <text:p text:style-name="P3">GUI<text:span text:style-name="T3"> </text:span>vs<text:span text:style-name="T3"> </text:span>CLI</text:p>
      <text:p text:style-name="P7">做一个坚定不移的<text:span text:style-name="T3">“</text:span>两面派<text:span text:style-name="T3">”</text:span></text:p>
      <text:p text:style-name="P7">大家看到这个标题是不是热血沸腾？两派大虾都可以围攻我了：</text:p>
      <text:p text:style-name="P7">GUI派用户：<text:span text:style-name="T3">“</text:span>哇！我一看你这小子就是CLI的。要不然自己写什么makefile？用什么Mutt？<text:span text:style-name="T3">”</text:span></text:p>
      <text:p text:style-name="P7">CLI派用户：<text:span text:style-name="T3">“</text:span>切～你还用X！高手都不用X。你是GUI那边的。<text:span text:style-name="T3">”</text:span></text:p>
      <text:p text:style-name="P7">可怜的我：<text:span text:style-name="T3">“</text:span>5555555555555555555～～～～～～～～～～～你们都不要我～～～～～～～GUI和CLI就那么水火不容吗？<text:span text:style-name="T3">”</text:span></text:p>
      <text:p text:style-name="P7">计算机界这样的门派之分还很多。很有特点的就是CLI和GUI了。CLI的狂热份子声称永远不用X。我上次在实验室看到一个同学用一个SecureCRT登录到Sun机器，然后用一个Vanilla<text:span text:style-name="T3"> </text:span>vi编辑程序，我建议他启动一个GVIM过来显示在Exceed上可以有语法加亮。但是他坚决反对，说：<text:span text:style-name="T3">“</text:span>高手不用X。你想想，要是我在一个很慢的网络连接怎么用？而且好多服务器没有装X程序。<text:span text:style-name="T3">”</text:span></text:p>
      <text:p text:style-name="P7">但是我们实验室的网速可够快的，Windows机器都有Exceed啊，而且Sun机器有全套X客户程序包括GVIM。他说他是CLI的坚决拥护者，但是他却在用Windows，他后来大开了好几个SecureCRT，每次从文本框输入地址，用户名，密码。从下来菜单选择<text:span text:style-name="T3">“</text:span>SSH2<text:span text:style-name="T3">”</text:span>，然后点击<text:span text:style-name="T3">“</text:span>Connet<text:span text:style-name="T3">”</text:span>。他还不断的夸SecureCRT是<text:span text:style-name="T3">“</text:span>网络管理员投票选出的最受欢迎的登录方式<text:span text:style-name="T3">”</text:span>。老天，SecureCRT本身就是个GUI啊，他其实没有明白Xwindow的好处。</text:p>
      <text:p text:style-name="P7">你说我是GUI的？我虽然很少在console下工作。但是我对bash，VIM很熟悉，我可以让hash按照我的键绑定方式来工作。我可以在rxvt里使用Mutt来收发email。我的每个桌面上都常常堆放着一打不同大小的rxvt。我用VIM编辑LaTeX。我自己写Makefile来维护LaTeX文档。我有时用mpg321来放mp3。我上BBS用的是我自己写的expect脚本。好了，CLI派的朋友可以收我做盟友了。</text:p>
      <text:p text:style-name="P7">你说我是CLI的老古董？我的FNWM被我配置为可以<text:span text:style-name="T3">“</text:span>手写操作<text:span text:style-name="T3">”</text:span>，我只要画一个<text:span text:style-name="T3">“</text:span>r<text:span text:style-name="T3">”</text:span>就可以启动rxvt，我知道画一个<text:span text:style-name="T3">“</text:span>U<text:span text:style-name="T3">”</text:span>就可以启动GVIM，<text:span text:style-name="T3">……</text:span>我用GVIM语法加亮模式编辑程序，我用Mozilla浏览网页，<text:span text:style-name="T3">……</text:span>GUI派的现在好像认我做朋友了。</text:p>
      <text:p text:style-name="P7">好了。CLI派的朋友，虽然我很喜欢命令行，但是我有时在屏幕上左右画一下就可以执<text:soft-page-break/>行：</text:p>
      <text:p text:style-name="P7">Module<text:span text:style-name="T3"> </text:span>FvwmConsole<text:span text:style-name="T3"> </text:span>-terminal<text:span text:style-name="T3"> </text:span>rxvt<text:span text:style-name="T3"> </text:span>-geometry<text:span text:style-name="T3"> </text:span>45x5-0+0<text:span text:style-name="T3"> </text:span>-bg<text:span text:style-name="T3"> </text:span>gold<text:span text:style-name="T3"> </text:span>-fg<text:span text:style-name="T3"> </text:span>midnightblue<text:span text:style-name="T3"> </text:span>-fn<text:span text:style-name="T3"> “</text:span>****<text:span text:style-name="T3">”</text:span></text:p>
      <text:p text:style-name="P7">你是不是现在又想把我逐出师门？</text:p>
      <text:p text:style-name="P7">GUI派的朋友，虽然我很喜欢窗口。但是我可以在FvwmConsole输入：</text:p>
      <text:p text:style-name="P7">All(rxvt)<text:span text:style-name="T3"> </text:span>Move<text:span text:style-name="T3"> </text:span>ToDesk</text:p>
      <text:p text:style-name="P7">把我所有的rxvt移动到我现在工作的桌面。<text:span text:style-name="T3">“</text:span>这家伙，怎么这么快就叛变了！<text:span text:style-name="T3">”</text:span></text:p>
      <text:p text:style-name="P7"/>
      <text:p text:style-name="P7">其实，何必分什么GUI和CLI，UNIX和Xwindow都是工业标准，它们从设计那天开始就有非常灵活的用法，各个程序，不管是GUI还是命令行的都可以互相协作。UNIX和X是一家，何必搞的那么偏激，非此即彼？你从我上面的行为可以看出GUI和CLI的模糊界线吗？</text:p>
      <text:p text:style-name="P7"/>
      <text:p text:style-name="P7">我就是坚定不移的<text:span text:style-name="T3">“</text:span>两面派<text:span text:style-name="T3">”</text:span>！</text:p>
      <text:p text:style-name="P7"/>
      <text:p text:style-name="P5"/>
      <text:p text:style-name="P5"/>
      <text:p text:style-name="P5"/>
      <text:p text:style-name="P5"/>
      <text:p text:style-name="P5"/>
      <text:p text:style-name="P5"/>
      <text:p text:style-name="P5"/>
      <text:p text:style-name="P5"/>
      <text:p text:style-name="P6">--2012.02.24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MGVHQ+SimSun-Identity-H" svg:font-family="MMGVHQ+SimSun-Identity-H"/>
    <style:font-face style:name="DejaVu Sans Condensed1" svg:font-family="'DejaVu Sans Condensed'" style:font-family-generic="swiss"/>
    <style:font-face style:name="Andale Sans UI" svg:font-family="'Andale Sans UI', 'Arial Unicode MS'" style:font-pitch="variable"/>
    <style:font-face style:name="方正黑体" svg:font-family="方正黑体"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Condensed" svg:font-family="'DejaVu Sans Condensed'" style:font-family-generic="system" style:font-pitch="variable"/>
    <style:font-face style:name="文泉驿正黑" svg:font-family="文泉驿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文泉驿正黑"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letter-kerning="true" style:font-name-asian="Andale Sans UI" style:font-size-asian="12pt" style:language-asian="zh" style:country-asian="CN" style:font-name-complex="Andale Sans UI"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方正黑体"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style>
    <style:style style:name="标签"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wei Jiang</meta:initial-creator>
    <meta:creation-date>2012-02-22T18:41:46</meta:creation-date>
    <dc:creator>Linwei Jiang</dc:creator>
    <dc:date>2012-02-24T18:01:36</dc:date>
    <meta:print-date>2113-01-01T00:00:00</meta:print-date>
    <meta:editing-cycles>49</meta:editing-cycles>
    <meta:editing-duration>PT6H46M37S</meta:editing-duration>
    <meta:document-statistic meta:table-count="0" meta:image-count="0" meta:object-count="0" meta:page-count="9" meta:paragraph-count="132" meta:word-count="1358" meta:character-count="14832" meta:non-whitespace-character-count="16483"/>
    <meta:generator>LibreOffice/3.4$Linux LibreOffice_project/340m1$Build-1206</meta:generator>
    <meta:user-defined meta:name="Info 1"/>
    <meta:user-defined meta:name="Info 2"/>
    <meta:user-defined meta:name="Info 3"/>
    <meta:user-defined meta:name="Info 4"/>
  </office:meta>
</office:document-meta>
</file>